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1956440F9F3FCD83233.png" manifest:media-type="image/png"/>
  <manifest:file-entry manifest:full-path="Pictures/100000010000035C000002D51859061ED7AA3C52.png" manifest:media-type="image/png"/>
  <manifest:file-entry manifest:full-path="Pictures/10000001000002210000024B99DC511F57B32B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4.2138in" svg:height="4.539in" draw:z-index="0"><draw:image xlink:href="Pictures/10000001000002210000024B99DC511F57B32B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6425in" draw:z-index="1"><draw:image xlink:href="Pictures/100000010000035C000002D51859061ED7AA3C5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1665in" draw:z-index="2"><draw:image xlink:href="Pictures/1000000100000358000001956440F9F3FCD8323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1:20:29.836892932</meta:creation-date>
    <dc:date>2024-09-27T22:02:29.226159201</dc:date>
    <meta:editing-duration>PT1M18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